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66.46mm" style:rel-column-width="25621*"/>
    </style:style>
    <style:style style:name="Table1.B" style:family="table-column">
      <style:table-column-properties style:column-width="103.54mm" style:rel-column-width="39914*"/>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Standard">
      <style:text-properties style:font-name="Liberation Mono" officeooo:rsid="001ea545" officeooo:paragraph-rsid="001ea545"/>
    </style:style>
    <style:style style:name="P2" style:family="paragraph" style:parent-style-name="Standard">
      <style:text-properties style:font-name="Liberation Mono" officeooo:rsid="001ea545" officeooo:paragraph-rsid="00200c22"/>
    </style:style>
    <style:style style:name="P3" style:family="paragraph" style:parent-style-name="Table_20_Contents">
      <style:text-properties style:font-name="Liberation Mono" officeooo:rsid="002182d9" officeooo:paragraph-rsid="002182d9"/>
    </style:style>
    <style:style style:name="P4" style:family="paragraph" style:parent-style-name="Table_20_Contents">
      <style:text-properties style:font-name="Liberation Mono" fo:font-size="8pt" officeooo:rsid="002182d9" officeooo:paragraph-rsid="002182d9"/>
    </style:style>
    <style:style style:name="P5" style:family="paragraph" style:parent-style-name="Table_20_Contents">
      <style:text-properties style:font-name="Liberation Mono" fo:font-size="12pt"/>
    </style:style>
    <style:style style:name="P6" style:family="paragraph" style:parent-style-name="Heading_20_1">
      <style:text-properties style:font-name="Liberation Mono"/>
    </style:style>
    <style:style style:name="P7" style:family="paragraph" style:parent-style-name="Heading_20_2">
      <style:text-properties style:font-name="Liberation Mono"/>
    </style:style>
    <style:style style:name="P8" style:family="paragraph" style:parent-style-name="Heading_20_2">
      <style:text-properties officeooo:paragraph-rsid="00200c22"/>
    </style:style>
    <style:style style:name="P9" style:family="paragraph" style:parent-style-name="Heading_20_2">
      <style:paragraph-properties fo:break-before="page"/>
    </style:style>
    <style:style style:name="T1" style:family="text">
      <style:text-properties style:font-name="Liberation Mono"/>
    </style:style>
    <style:style style:name="T2" style:family="text">
      <style:text-properties style:font-name="Liberation Mono" fo:font-size="16.1000003814697pt" fo:font-weight="bold" officeooo:rsid="00200c22" style:font-name-asian="Noto Sans CJK SC" style:font-size-asian="16.1000003814697pt" style:font-weight-asian="bold" style:font-name-complex="Lohit Devanagari" style:font-size-complex="16.100000381469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Aufgabenstellung</text:h>
      <text:p text:style-name="P1"/>
      <text:p text:style-name="P1"/>
      <text:p text:style-name="P1"/>
      <text:p text:style-name="P1"/>
      <text:p text:style-name="P1"/>
      <table:table table:name="Table1" table:style-name="Table1">
        <table:table-column table:style-name="Table1.A"/>
        <table:table-column table:style-name="Table1.B"/>
        <table:table-row table:style-name="TableLine94390070231920">
          <table:table-cell table:style-name="Table1.A1" office:value-type="string">
            <text:p text:style-name="P4">Name:</text:p>
          </table:table-cell>
          <table:table-cell table:style-name="Table1.B1" office:value-type="string">
            <text:p text:style-name="P4">Vorname:</text:p>
          </table:table-cell>
        </table:table-row>
        <table:table-row table:style-name="TableLine94390070294128">
          <table:table-cell table:style-name="Table1.A2" office:value-type="string">
            <text:p text:style-name="P5"/>
          </table:table-cell>
          <table:table-cell table:style-name="Table1.B2" office:value-type="string">
            <text:p text:style-name="P5"/>
          </table:table-cell>
        </table:table-row>
        <table:table-row table:style-name="TableLine94390070295440">
          <table:table-cell table:style-name="Table1.A2" office:value-type="string">
            <text:p text:style-name="P4">Straße:</text:p>
          </table:table-cell>
          <table:table-cell table:style-name="Table1.B2" office:value-type="string">
            <text:p text:style-name="P4">PLZ, Ort:</text:p>
          </table:table-cell>
        </table:table-row>
        <table:table-row table:style-name="TableLine94390070296080">
          <table:table-cell table:style-name="Table1.A2" office:value-type="string">
            <text:p text:style-name="P5"/>
          </table:table-cell>
          <table:table-cell table:style-name="Table1.B2" office:value-type="string">
            <text:p text:style-name="P5"/>
          </table:table-cell>
        </table:table-row>
        <table:table-row table:style-name="TableLine94390070296880">
          <table:table-cell table:style-name="Table1.A2" office:value-type="string">
            <text:p text:style-name="P4">Matrikelnummer:</text:p>
          </table:table-cell>
          <table:table-cell table:style-name="Table1.B2" office:value-type="string">
            <text:p text:style-name="P4">Studiengangsnummer:</text:p>
          </table:table-cell>
        </table:table-row>
        <table:table-row table:style-name="TableLine94390070297680">
          <table:table-cell table:style-name="Table1.A2" office:value-type="string">
            <text:p text:style-name="P5"/>
          </table:table-cell>
          <table:table-cell table:style-name="Table1.B2" office:value-type="string">
            <text:p text:style-name="P5"/>
          </table:table-cell>
        </table:table-row>
        <table:table-row table:style-name="TableLine94390070298432">
          <table:table-cell table:style-name="Table1.A2" office:value-type="string">
            <text:p text:style-name="P3">Name der Aufgabe</text:p>
          </table:table-cell>
          <table:table-cell table:style-name="Table1.B2" office:value-type="string">
            <text:p text:style-name="P3">Auflage</text:p>
          </table:table-cell>
        </table:table-row>
        <table:table-row table:style-name="TableLine94390070299232">
          <table:table-cell table:style-name="Table1.A2" office:value-type="string">
            <text:p text:style-name="P3">B-ABC01XXX</text:p>
          </table:table-cell>
          <table:table-cell table:style-name="Table1.B2" office:value-type="string">
            <text:p text:style-name="P3">1</text:p>
          </table:table-cell>
        </table:table-row>
      </table:table>
      <text:p text:style-name="P1"/>
      <text:p text:style-name="P1"/>
      <text:p text:style-name="P1"/>
      <text:h text:style-name="P7" text:outline-level="2">Aufgabe 1</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7" text:outline-level="2">Aufgabe 2</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7" text:outline-level="2">Aufgabe 3</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9" text:outline-level="2">Aufgabenstellung Seite 2</text:h>
      <text:h text:style-name="P8" text:outline-level="2"><text:span text:style-name="T1">Aufgabe </text:span><text:span text:style-name="T2">4</text:span></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8" text:outline-level="2"><text:span text:style-name="T1">Aufgabe </text:span><text:span text:style-name="T2">5</text:span></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8" text:outline-level="2"><text:span text:style-name="T1">Aufgabe </text:span><text:span text:style-name="T2">6</text:span></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9" text:outline-level="2">Aufgabenstellung Seite 3</text:h>
      <text:h text:style-name="P8" text:outline-level="2"><text:span text:style-name="T1">Aufgabe </text:span><text:span text:style-name="T2">7</text:span></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8" text:outline-level="2"><text:span text:style-name="T1">Aufgabe </text:span><text:span text:style-name="T2">8</text:span></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8" text:outline-level="2"><text:span text:style-name="T1">Aufgabe </text:span><text:span text:style-name="T2">9</text:span></text:h>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8.47m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bastian </meta:initial-creator>
    <meta:creation-date>2021-10-31T12:24:21.903922598</meta:creation-date>
    <dc:date>2021-11-04T19:07:05.622148076</dc:date>
    <dc:creator>Sebastian </dc:creator>
    <meta:editing-duration>PT23M56S</meta:editing-duration>
    <meta:editing-cycles>8</meta:editing-cycles>
    <meta:generator>LibreOffice/6.4.7.2$Linux_X86_64 LibreOffice_project/40$Build-2</meta:generator>
    <meta:document-statistic meta:table-count="1" meta:image-count="0" meta:object-count="0" meta:page-count="3" meta:paragraph-count="31" meta:word-count="659" meta:character-count="4265" meta:non-whitespace-character-count="3637"/>
  </office:meta>
</office:document-meta>
</file>